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2" table:default-cell-style-name="ce1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[.G3]*2*3.141592725/10" office:value-type="float" office:value="0" calcext:value-type="float">
            <text:p>0</text:p>
          </table:table-cell>
          <table:table-cell table:formula="of:=COS([.H3])" office:value-type="float" office:value="1" calcext:value-type="float">
            <text:p>1</text:p>
          </table:table-cell>
          <table:table-cell table:formula="of:=SIN([.H3])" office:value-type="float" office:value="0" calcext:value-type="float">
            <text:p>0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G4]*2*3.141592725/10" office:value-type="float" office:value="0.628318545" calcext:value-type="float">
            <text:p>0.628318545</text:p>
          </table:table-cell>
          <table:table-cell table:formula="of:=COS([.H4])" office:value-type="float" office:value="0.809016985980174" calcext:value-type="float">
            <text:p>0.809016985980174</text:p>
          </table:table-cell>
          <table:table-cell table:formula="of:=SIN([.H4])" office:value-type="float" office:value="0.587785263846887" calcext:value-type="float">
            <text:p>0.587785263846887</text:p>
          </table:table-cell>
          <table:table-cell table:formula="of:=9*[.I4]" office:value-type="float" office:value="7.28115287382157" calcext:value-type="float">
            <text:p>7.28</text:p>
          </table:table-cell>
          <table:table-cell table:formula="of:=9*[.J4]" office:value-type="float" office:value="5.29006737462199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[.G5]*2*3.141592725/10" office:value-type="float" office:value="1.25663709" calcext:value-type="float">
            <text:p>1.25663709</text:p>
          </table:table-cell>
          <table:table-cell table:formula="of:=COS([.H5])" office:value-type="float" office:value="0.30901696720889" calcext:value-type="float">
            <text:p>0.30901696720889</text:p>
          </table:table-cell>
          <table:table-cell table:formula="of:=SIN([.H5])" office:value-type="float" office:value="0.95105652512194" calcext:value-type="float">
            <text:p>0.95105652512194</text:p>
          </table:table-cell>
          <table:table-cell table:formula="of:=9*[.I5]" office:value-type="float" office:value="2.78115270488001" calcext:value-type="float">
            <text:p>2.78</text:p>
          </table:table-cell>
          <table:table-cell table:formula="of:=9*[.J5]" office:value-type="float" office:value="8.55950872609746" calcext:value-type="float">
            <text:p>8.5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G6]*2*3.141592725/10" office:value-type="float" office:value="1.884955635" calcext:value-type="float">
            <text:p>1.884955635</text:p>
          </table:table-cell>
          <table:table-cell table:formula="of:=COS([.H6])" office:value-type="float" office:value="-0.309017035124033" calcext:value-type="float">
            <text:p>-0.309017035124033</text:p>
          </table:table-cell>
          <table:table-cell table:formula="of:=SIN([.H6])" office:value-type="float" office:value="0.951056503054972" calcext:value-type="float">
            <text:p>0.951056503054972</text:p>
          </table:table-cell>
          <table:table-cell table:formula="of:=9*[.I6]" office:value-type="float" office:value="-2.78115331611629" calcext:value-type="float">
            <text:p>-2.78</text:p>
          </table:table-cell>
          <table:table-cell table:formula="of:=9*[.J6]" office:value-type="float" office:value="8.55950852749475" calcext:value-type="float">
            <text:p>8.56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G7]*2*3.141592725/10" office:value-type="float" office:value="2.51327418" calcext:value-type="float">
            <text:p>2.51327418</text:p>
          </table:table-cell>
          <table:table-cell table:formula="of:=COS([.H7])" office:value-type="float" office:value="-0.809017027954039" calcext:value-type="float">
            <text:p>-0.809017027954039</text:p>
          </table:table-cell>
          <table:table-cell table:formula="of:=SIN([.H7])" office:value-type="float" office:value="0.587785206074815" calcext:value-type="float">
            <text:p>0.587785206074815</text:p>
          </table:table-cell>
          <table:table-cell table:formula="of:=9*[.I7]" office:value-type="float" office:value="-7.28115325158636" calcext:value-type="float">
            <text:p>-7.28</text:p>
          </table:table-cell>
          <table:table-cell table:formula="of:=9*[.J7]" office:value-type="float" office:value="5.29006685467334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G8]*2*3.141592725/10" office:value-type="float" office:value="3.141592725" calcext:value-type="float">
            <text:p>3.141592725</text:p>
          </table:table-cell>
          <table:table-cell table:formula="of:=COS([.H8])" office:value-type="float" office:value="-0.999999999999997" calcext:value-type="float">
            <text:p>-0.999999999999997</text:p>
          </table:table-cell>
          <table:table-cell table:formula="of:=SIN([.H8])" office:value-type="float" office:value="-0.0000000714102069584372" calcext:value-type="float">
            <text:p>-7.14102069584372E-08</text:p>
          </table:table-cell>
          <table:table-cell table:formula="of:=9*[.I8]" office:value-type="float" office:value="-8.99999999999998" calcext:value-type="float">
            <text:p>-9.00</text:p>
          </table:table-cell>
          <table:table-cell table:formula="of:=9*[.J8]" office:value-type="float" office:value="-0.000000642691862625935" calcext:value-type="float">
            <text:p>0.00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[.G9]*2*3.141592725/10" office:value-type="float" office:value="3.76991127" calcext:value-type="float">
            <text:p>3.76991127</text:p>
          </table:table-cell>
          <table:table-cell table:formula="of:=COS([.H9])" office:value-type="float" office:value="-0.809016944006305" calcext:value-type="float">
            <text:p>-0.809016944006305</text:p>
          </table:table-cell>
          <table:table-cell table:formula="of:=SIN([.H9])" office:value-type="float" office:value="-0.587785321618956" calcext:value-type="float">
            <text:p>-0.587785321618956</text:p>
          </table:table-cell>
          <table:table-cell table:formula="of:=9*[.I9]" office:value-type="float" office:value="-7.28115249605674" calcext:value-type="float">
            <text:p>-7.28</text:p>
          </table:table-cell>
          <table:table-cell table:formula="of:=9*[.J9]" office:value-type="float" office:value="-5.29006789457061" calcext:value-type="float">
            <text:p>-5.29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[.G10]*2*3.141592725/10" office:value-type="float" office:value="4.398229815" calcext:value-type="float">
            <text:p>4.398229815</text:p>
          </table:table-cell>
          <table:table-cell table:formula="of:=COS([.H10])" office:value-type="float" office:value="-0.309016899293746" calcext:value-type="float">
            <text:p>-0.309016899293746</text:p>
          </table:table-cell>
          <table:table-cell table:formula="of:=SIN([.H10])" office:value-type="float" office:value="-0.951056547188903" calcext:value-type="float">
            <text:p>-0.951056547188903</text:p>
          </table:table-cell>
          <table:table-cell table:formula="of:=9*[.I10]" office:value-type="float" office:value="-2.78115209364371" calcext:value-type="float">
            <text:p>-2.78</text:p>
          </table:table-cell>
          <table:table-cell table:formula="of:=9*[.J10]" office:value-type="float" office:value="-8.55950892470013" calcext:value-type="float">
            <text:p>-8.56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[.G11]*2*3.141592725/10" office:value-type="float" office:value="5.02654836" calcext:value-type="float">
            <text:p>5.02654836</text:p>
          </table:table-cell>
          <table:table-cell table:formula="of:=COS([.H11])" office:value-type="float" office:value="0.309017103039174" calcext:value-type="float">
            <text:p>0.309017103039174</text:p>
          </table:table-cell>
          <table:table-cell table:formula="of:=SIN([.H11])" office:value-type="float" office:value="-0.951056480987999" calcext:value-type="float">
            <text:p>-0.951056480987999</text:p>
          </table:table-cell>
          <table:table-cell table:formula="of:=9*[.I11]" office:value-type="float" office:value="2.78115392735256" calcext:value-type="float">
            <text:p>2.78</text:p>
          </table:table-cell>
          <table:table-cell table:formula="of:=9*[.J11]" office:value-type="float" office:value="-8.55950832889199" calcext:value-type="float">
            <text:p>-8.56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[.G12]*2*3.141592725/10" office:value-type="float" office:value="5.654866905" calcext:value-type="float">
            <text:p>5.654866905</text:p>
          </table:table-cell>
          <table:table-cell table:formula="of:=COS([.H12])" office:value-type="float" office:value="0.809017069927901" calcext:value-type="float">
            <text:p>0.809017069927901</text:p>
          </table:table-cell>
          <table:table-cell table:formula="of:=SIN([.H12])" office:value-type="float" office:value="-0.58778514830274" calcext:value-type="float">
            <text:p>-0.58778514830274</text:p>
          </table:table-cell>
          <table:table-cell table:formula="of:=9*[.I12]" office:value-type="float" office:value="7.28115362935111" calcext:value-type="float">
            <text:p>7.28</text:p>
          </table:table-cell>
          <table:table-cell table:formula="of:=9*[.J12]" office:value-type="float" office:value="-5.29006633472466" calcext:value-type="float">
            <text:p>-5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57:55.726429002</meta:creation-date>
    <dc:date>2021-05-22T00:40:35.787855488</dc:date>
    <meta:editing-duration>PT32M30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